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fo:font-weight="bold" style:font-weight-asian="bold" style:font-weight-complex="bold"/>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style:style>
    <style:style style:name="P5" style:parent-style-name="Normal" style:family="paragraph">
      <style:text-properties style:font-name="Arial" style:font-name-complex="Arial"/>
    </style:style>
    <style:style style:name="P6" style:parent-style-name="Normal" style:list-style-name="LFO1" style:family="paragraph"/>
    <style:style style:name="T7" style:parent-style-name="DefaultParagraphFont" style:family="text">
      <style:text-properties style:font-name="Arial" style:font-name-complex="Arial" fo:font-weight="bold" style:font-weight-asian="bold" style:font-weight-complex="bold"/>
    </style:style>
    <style:style style:name="T8" style:parent-style-name="DefaultParagraphFont" style:family="text">
      <style:text-properties style:font-name="Arial" style:font-name-complex="Arial"/>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style:style>
    <style:style style:name="P11" style:parent-style-name="Normal" style:list-style-name="LFO1" style:family="paragraph"/>
    <style:style style:name="T12" style:parent-style-name="DefaultParagraphFont" style:family="text">
      <style:text-properties style:font-name="Arial" style:font-name-complex="Arial" fo:font-weight="bold" style:font-weight-asian="bold" style:font-weight-complex="bold"/>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style:style>
    <style:style style:name="P16" style:parent-style-name="Normal" style:list-style-name="LFO1" style:family="paragraph"/>
    <style:style style:name="T17" style:parent-style-name="DefaultParagraphFont" style:family="text">
      <style:text-properties style:font-name="Arial" style:font-name-complex="Arial" fo:font-weight="bold" style:font-weight-asian="bold" style:font-weight-complex="bold"/>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P21" style:parent-style-name="Normal" style:family="paragraph">
      <style:paragraph-properties fo:margin-bottom="0in" fo:line-height="100%"/>
      <style:text-properties style:font-name="Arial" style:font-name-asian="Times New Roman" style:font-name-complex="Arial" style:letter-kerning="false" style:language-asian="en" style:country-asian="IE" fo:hyphenate="true"/>
    </style:style>
    <style:style style:name="P22" style:parent-style-name="Normal" style:family="paragraph">
      <style:text-properties style:font-name="Arial" style:font-name-complex="Arial"/>
    </style:style>
    <style:style style:name="T23" style:parent-style-name="DefaultParagraphFont" style:family="text">
      <style:text-properties style:font-name="Arial" style:font-name-complex="Arial"/>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style:style>
  </office:automatic-styles>
  <office:body>
    <office:text text:use-soft-page-breaks="true">
      <text:p text:style-name="P1"><text:span text:style-name="T2">Subject: Enhancing Website Accessibility for Dyslexic Users</text:span></text:p>
      <text:p text:style-name="P3">Dear Nina,</text:p>
      <text:p text:style-name="P4">I hope you are doing well as I write this. I wanted to give you a thorough rundown of the accessibility features I recently added to the website, with a focus on how they will enhance the user experience for people who struggle with dyslexia. The purpose of these modifications is to improve the content's readability and navigability for all users, particularly for those who have particular reading difficulties.</text:p>
      <text:p text:style-name="P5">Here are the three key features:</text:p>
      <text:list text:style-name="LFO1" text:continue-numbering="true">
        <text:list-item>
          <text:p text:style-name="P6"><text:span text:style-name="T7">Simple, Easy-to-Read Fonts</text:span><text:span text:style-name="T8">:</text:span><text:span text:style-name="T9"><text:line-break/></text:span><text:span text:style-name="T10">I’ve replaced the previous font with common sans-serif fonts like Arial and Verdana. These fonts are recommended for dyslexic readers because their characters are clear and uncluttered. Sans-serif fonts generally don’t have the small decorative strokes (serifs) that can confuse or distract readers, making the text more straightforward and less visually overwhelming. This change enhances legibility and allows users to focus on the content without struggling to differentiate between characters.</text:span></text:p>
        </text:list-item>
        <text:list-item>
          <text:p text:style-name="P11"><text:span text:style-name="T12">Larger Font Sizes</text:span><text:span text:style-name="T13">:</text:span><text:span text:style-name="T14"><text:line-break/></text:span><text:span text:style-name="T15">The base font size has been increased to at least 16px, with the flexibility to adjust depending on the device or screen size. Dyslexic users, and many others with visual processing challenges, benefit greatly from larger font sizes as they reduce eye strain and make individual letters and words easier to identify. This helps prevent misreading and allows for more comfortable, extended reading sessions on the website.</text:span></text:p>
        </text:list-item>
        <text:list-item>
          <text:p text:style-name="P16"><text:span text:style-name="T17">Avoiding Justified Text</text:span><text:span text:style-name="T18">:</text:span><text:span text:style-name="T19"><text:line-break/></text:span><text:span text:style-name="T20">I have left-aligned the text throughout the website as opposed to utilizing justified text alignment, which evenly spaces words out across the page. It can be more difficult for dyslexic readers to follow up with justified text because of the irregular word spacing that results in "rivers" of white space. Maintaining left-aligned text keeps word spacing consistent, which enhances reading comprehension and lessens confusion.</text:span></text:p>
        </text:list-item>
      </text:list>
      <text:p text:style-name="P21">These changes are meant to minimize obstacles that can interfere with a user's ability to read, so that the text is still accessible to all users—especially those who struggle with dyslexia. As we continue to improve the accessibility of the website, please let me know if you have any further recommendations or if there is anything else you would like me to concentrate on.</text:p>
      <text:p text:style-name="P22">Looking forward to your feedback!</text:p>
      <text:p text:style-name="Normal"><text:span text:style-name="T23">Best regards,</text:span><text:span text:style-name="T24"><text:line-break/></text:span><text:span text:style-name="T25">Noura, Isobel, Mar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24383473 Noura Ahmed</meta:initial-creator>
    <dc:creator>C24383473 Noura Ahmed</dc:creator>
    <meta:creation-date>2024-10-17T18:33:00Z</meta:creation-date>
    <dc:date>2024-10-18T12:30:00Z</dc:date>
    <meta:template xlink:href="Normal" xlink:type="simple"/>
    <meta:editing-cycles>4</meta:editing-cycles>
    <meta:editing-duration>PT1140S</meta:editing-duration>
    <meta:document-statistic meta:page-count="1" meta:paragraph-count="4" meta:word-count="355" meta:character-count="2380" meta:row-count="16" meta:non-whitespace-character-count="2029"/>
  </office:meta>
</office:document-meta>
</file>